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a27e1" officeooo:paragraph-rsid="0015a030" style:font-weight-asian="normal" style:font-weight-complex="normal"/>
    </style:style>
    <style:style style:name="P2" style:family="paragraph" style:parent-style-name="Standard">
      <style:text-properties fo:font-weight="normal" officeooo:rsid="0070f5b7" officeooo:paragraph-rsid="0015a030" style:font-weight-asian="normal" style:font-weight-complex="normal"/>
    </style:style>
    <style:style style:name="P3" style:family="paragraph" style:parent-style-name="Standard">
      <style:text-properties fo:font-weight="normal" officeooo:rsid="00715ce4" officeooo:paragraph-rsid="0015a030" style:font-weight-asian="normal" style:font-weight-complex="normal"/>
    </style:style>
    <style:style style:name="P4" style:family="paragraph" style:parent-style-name="Standard">
      <style:text-properties fo:font-weight="normal" officeooo:rsid="00735b53" officeooo:paragraph-rsid="0015a030" style:font-weight-asian="normal" style:font-weight-complex="normal"/>
    </style:style>
    <style:style style:name="P5" style:family="paragraph" style:parent-style-name="Standard">
      <style:text-properties fo:font-weight="normal" officeooo:rsid="001697aa" officeooo:paragraph-rsid="001697aa" style:font-weight-asian="normal" style:font-weight-complex="normal"/>
    </style:style>
    <style:style style:name="P6" style:family="paragraph" style:parent-style-name="Standard">
      <style:text-properties fo:font-weight="bold" officeooo:rsid="0006539d" officeooo:paragraph-rsid="0015a030" style:font-weight-asian="bold" style:font-weight-complex="bold"/>
    </style:style>
    <style:style style:name="P7" style:family="paragraph" style:parent-style-name="Standard">
      <style:text-properties fo:font-weight="bold" officeooo:rsid="0006831b" officeooo:paragraph-rsid="0015a030" style:font-weight-asian="bold" style:font-weight-complex="bold"/>
    </style:style>
    <style:style style:name="P8" style:family="paragraph" style:parent-style-name="Standard">
      <style:text-properties fo:font-weight="bold" officeooo:rsid="0017001d" officeooo:paragraph-rsid="0015a030" style:font-weight-asian="bold" style:font-weight-complex="bold"/>
    </style:style>
    <style:style style:name="P9" style:family="paragraph" style:parent-style-name="Standard">
      <style:text-properties fo:font-weight="bold" officeooo:rsid="006bdd95" officeooo:paragraph-rsid="0015a030" style:font-weight-asian="bold" style:font-weight-complex="bold"/>
    </style:style>
    <style:style style:name="P10" style:family="paragraph" style:parent-style-name="Standard">
      <style:text-properties officeooo:rsid="0006539d" officeooo:paragraph-rsid="0015a030"/>
    </style:style>
    <style:style style:name="P11" style:family="paragraph" style:parent-style-name="Standard">
      <style:text-properties officeooo:rsid="0006831b" officeooo:paragraph-rsid="0015a030"/>
    </style:style>
    <style:style style:name="P12" style:family="paragraph" style:parent-style-name="Standard">
      <style:text-properties officeooo:rsid="0017001d" officeooo:paragraph-rsid="0015a030"/>
    </style:style>
    <style:style style:name="P13" style:family="paragraph" style:parent-style-name="Standard">
      <style:text-properties fo:font-weight="normal" officeooo:rsid="001697aa" officeooo:paragraph-rsid="001697aa" style:font-weight-asian="normal" style:font-weight-complex="normal"/>
    </style:style>
    <style:style style:name="P14" style:family="paragraph" style:parent-style-name="Standard">
      <style:text-properties fo:font-weight="normal" officeooo:rsid="001697aa" officeooo:paragraph-rsid="001893d5" style:font-weight-asian="normal" style:font-weight-complex="normal"/>
    </style:style>
    <style:style style:name="T1" style:family="text">
      <style:text-properties officeooo:rsid="006d3639"/>
    </style:style>
    <style:style style:name="T2" style:family="text">
      <style:text-properties officeooo:rsid="0018fd08"/>
    </style:style>
    <style:style style:name="T3" style:family="text">
      <style:text-properties officeooo:rsid="0007e216"/>
    </style:style>
    <style:style style:name="T4" style:family="text">
      <style:text-properties officeooo:rsid="00715ce4"/>
    </style:style>
    <style:style style:name="T5" style:family="text">
      <style:text-properties officeooo:rsid="0070f5b7"/>
    </style:style>
    <style:style style:name="T6" style:family="text">
      <style:text-properties officeooo:rsid="00189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text:span text:style-name="T2">wake_implementation_01_cutting_no_penalty_TE_up</text:span></text:p>
      <text:p text:style-name="P10"/>
      <text:p text:style-name="P6">2. <text:span text:style-name="T2">wake_implementation_02_cutting_no_penalty_TE_down</text:span></text:p>
      <text:p text:style-name="P10"/>
      <text:p text:style-name="P6">3. <text:span text:style-name="T2">wake_implementation_03_no_cutting_no_penalty_TE_up</text:span></text:p>
      <text:p text:style-name="P10"/>
      <text:p text:style-name="P6">4. <text:span text:style-name="T2">wake_implementation_04_no_cutting_no_penalty_TE_down</text:span></text:p>
      <text:p text:style-name="P10"/>
      <text:p text:style-name="P7">5. <text:bookmark-start text:name="__DdeLink__2133_1589306662"/>wake_implementation_05_no_cutting_no_penalty_no_Kutta_TE_up<text:bookmark-end text:name="__DdeLink__2133_1589306662"/></text:p>
      <text:p text:style-name="P11"/>
      <text:p text:style-name="P7">6. wake_implementation_0<text:span text:style-name="T3">6</text:span>_no_cutting_no_penalty_no_Kutta_TE_down</text:p>
      <text:p text:style-name="P11"/>
      <text:p text:style-name="P8">7. wake_implementation_07_no_cutting_no_penalty_one_Kutta_TE_up</text:p>
      <text:p text:style-name="P12"/>
      <text:p text:style-name="P8">8. wake_implementation_08_no_cutting_no_penalty_one_Kutta_TE_down</text:p>
      <text:p text:style-name="P8"/>
      <text:p text:style-name="P9">9. wake_implementation_09_no_cutting_no_penalty_half_Kutta_TE_up</text:p>
      <text:p text:style-name="P9"/>
      <text:p text:style-name="P9">10. wake_implementation_10_no_cutting_no_penalty_half_Kutta_TE_down</text:p>
      <text:p text:style-name="P9"/>
      <text:p text:style-name="P2">11. wake_implementation_<text:span text:style-name="T4">11_no_airfoil_TE_up</text:span></text:p>
      <text:p text:style-name="P2"/>
      <text:p text:style-name="P3">12. <text:span text:style-name="T5">wake_implementation_</text:span>12_no_airfoil_TE_down</text:p>
      <text:p text:style-name="P3"/>
      <text:p text:style-name="P4">13. wake_implementation_13_no_te_TE_up</text:p>
      <text:p text:style-name="P4"/>
      <text:p text:style-name="P4">14. wake_implementation_14_no_te_TE_down</text:p>
      <text:p text:style-name="P4"/>
      <text:p text:style-name="P5">15. wake_implementation_15_no_corner_TE_up</text:p>
      <text:p text:style-name="P5"/>
      <text:p text:style-name="P5">16. wake_implementation_16_no_corner_TE_down</text:p>
      <text:p text:style-name="P5"/>
      <text:p text:style-name="P14">1<text:span text:style-name="T6">7</text:span>. wake_implementation_1<text:span text:style-name="T6">7</text:span>_no_corner_<text:span text:style-name="T6">one_structure_</text:span>TE_up</text:p>
      <text:p text:style-name="P14"/>
      <text:p text:style-name="P14">1<text:span text:style-name="T6">8</text:span>. wake_implementation_1<text:span text:style-name="T6">8</text:span>_no_corner_<text:span text:style-name="T6">one_structure_</text:span>TE_down</text:p>
      <text:p text:style-name="P14"/>
      <text:p text:style-name="P14"/>
      <text:p text:style-name="P14"/>
      <text:p text:style-name="P14"/>
      <text:p text:style-name="P8"/>
      <text:p text:style-name="P1"><text:span text:style-name="T1">11</text:span>. wake_implementation_<text:span text:style-name="T5">11</text:span>_no_cutting_no_penalty_new_TE_element_TE_up</text:p>
      <text:p text:style-name="P1"/>
      <text:p text:style-name="P1">1<text:span text:style-name="T1">2</text:span>. wake_implementation_09_no_cutting_no_penalty_new_TE_element_TE_d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46:08.075925199</meta:creation-date>
    <dc:date>2018-11-20T17:16:22.481501981</dc:date>
    <meta:editing-duration>P1DT16H45M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40" meta:character-count="1101" meta:non-whitespace-character-count="1081"/>
  </office:meta>
</office:document-meta>
</file>